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485e" officeooo:paragraph-rsid="0006485e"/>
    </style:style>
    <style:style style:name="P2" style:family="paragraph" style:parent-style-name="Standard">
      <style:text-properties officeooo:rsid="0006b234" officeooo:paragraph-rsid="0006b234"/>
    </style:style>
    <style:style style:name="P3" style:family="paragraph" style:parent-style-name="Standard">
      <style:text-properties officeooo:rsid="0006b234" officeooo:paragraph-rsid="00076fd1"/>
    </style:style>
    <style:style style:name="P4" style:family="paragraph" style:parent-style-name="Standard">
      <style:text-properties officeooo:rsid="00076fd1" officeooo:paragraph-rsid="00076fd1"/>
    </style:style>
    <style:style style:name="P5" style:family="paragraph" style:parent-style-name="Standard">
      <style:text-properties officeooo:rsid="0008c24e" officeooo:paragraph-rsid="0008c24e"/>
    </style:style>
    <style:style style:name="T1" style:family="text">
      <style:text-properties officeooo:rsid="00076fd1"/>
    </style:style>
    <style:style style:name="T2" style:family="text">
      <style:text-properties officeooo:rsid="0008c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que et Sciences du Numérique</text:p>
      <text:p text:style-name="P1"/>
      <text:p text:style-name="P1">Site WEB – Manipulation de fichiers html et css</text:p>
      <text:p text:style-name="P4">TD1</text:p>
      <text:p text:style-name="P4"/>
      <text:p text:style-name="P2">Travail à réaliser :</text:p>
      <text:p text:style-name="P2">1) Editer les fichiers htm et css à l'aide d'un éditeur de texte et afficher la page de départ à l'aide d'un navigateur. 2) Les textes « zone 01 », « zone 02 », « zone 03 » et « zone 04 » contiennent un lien hypertexte. Le but de cet exercice est de provoquer des changements d'affichage en cliquant sur un de ces liens.</text:p>
      <text:p text:style-name="P2">Modification 1 (exemple) : <text:s/>si je clique sur « zone 01 », la zone 1 devient jaune.</text:p>
      <text:p text:style-name="P2">Modification 2 : <text:s/>si je clique sur « zone 02 », je permute les zones 1 et 4.</text:p>
      <text:p text:style-name="P2">Modification 3 : <text:s/>si je clique sur « zone 03 », je permute les zones 3 et 2.</text:p>
      <text:p text:style-name="P2">Modification <text:span text:style-name="T1">4</text:span> : <text:s/>si je clique sur « zone 0<text:span text:style-name="T1">4</text:span> », l'aire de la zone 1 est divisée par 4 <text:span text:style-name="T1">zones de couleurs différentes</text:span>.</text:p>
      <text:p text:style-name="P2"/>
      <text:p text:style-name="P4">TD2 :</text:p>
      <text:p text:style-name="P3">1) Editer les fichiers htm et css à l'aide d'un éditeur de texte <text:span text:style-name="T1">et étudiez les</text:span></text:p>
      <text:p text:style-name="P4">2)<text:span text:style-name="T2">Ranger les fichiers css dans un dossier css et modifier les html en conséquence</text:span></text:p>
      <text:p text:style-name="P5">3) Rajouter un lien vers wikipedia lorsque l’on clique sur la photo de la Fontaine</text:p>
      <text:p text:style-name="P5">4) Créer un site web dédié à La Fontaine, avec plusieurs fables illustr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50:46.485000000</meta:creation-date>
    <dc:date>2017-11-16T09:49:05.159000000</dc:date>
    <meta:editing-duration>PT17M47S</meta:editing-duration>
    <meta:editing-cycles>3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14" meta:word-count="220" meta:character-count="1098" meta:non-whitespace-character-count="887"/>
  </office:meta>
</office:document-meta>
</file>